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3.9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pl" number:country="PL">
      <number:day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37">
      <style:text-properties fo:color="#5eb91e" fo:font-weight="bold" style:font-weight-asian="bold" style:font-weight-complex="bold"/>
    </style:style>
    <style:style style:name="ce3" style:family="table-cell" style:parent-style-name="Default" style:data-style-name="N10037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color="#ff0000" fo:font-weight="bold" style:font-weight-asian="bold" style:font-weight-complex="bold"/>
    </style:style>
    <style:style style:name="ce11" style:family="table-cell" style:parent-style-name="Default" style:data-style-name="N10037">
      <style:table-cell-properties fo:background-color="transparent"/>
      <style:text-properties fo:color="#5eb91e" fo:font-weight="bold" style:font-weight-asian="bold" style:font-weight-complex="bold"/>
    </style:style>
    <style:style style:name="ce4" style:family="table-cell" style:parent-style-name="Default" style:data-style-name="N10037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7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table:style-name="ce1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Date start</text:p>
          </table:table-cell>
          <table:table-cell table:style-name="Default" office:value-type="string" calcext:value-type="string">
            <text:p>24h</text:p>
          </table:table-cell>
          <table:table-cell table:style-name="Default" office:value-type="string" calcext:value-type="string">
            <text:p>2-3dni</text:p>
          </table:table-cell>
          <table:table-cell table:style-name="Default" office:value-type="string" calcext:value-type="string">
            <text:p>7dni</text:p>
          </table:table-cell>
          <table:table-cell table:style-name="Default" office:value-type="string" calcext:value-type="string">
            <text:p>1miesiac</text:p>
          </table:table-cell>
          <table:table-cell table:style-name="Default" office:value-type="string" calcext:value-type="string">
            <text:p>2-3miesiac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I</text:p>
          </table:table-cell>
          <table:table-cell table:style-name="Default" office:value-type="string" calcext:value-type="string">
            <text:p>III</text:p>
          </table:table-cell>
          <table:table-cell table:style-name="Default" office:value-type="string" calcext:value-type="string">
            <text:p>IV</text:p>
          </table:table-cell>
          <table:table-cell table:style-name="Default" office:value-type="string" calcext:value-type="string">
            <text:p>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hainOfResponsability</text:p>
          </table:table-cell>
          <table:table-cell office:value-type="date" office:date-value="2024-10-04" calcext:value-type="date">
            <text:p>4.10.24</text:p>
          </table:table-cell>
          <table:table-cell office:value-type="date" office:date-value="2024-10-05" calcext:value-type="date">
            <text:p>5.10.24</text:p>
          </table:table-cell>
          <table:table-cell table:style-name="ce7" office:value-type="date" office:date-value="2024-10-08" calcext:value-type="date">
            <text:p>8.10.24</text:p>
          </table:table-cell>
          <table:table-cell table:style-name="ce7" office:value-type="date" office:date-value="2024-10-15" calcext:value-type="date">
            <text:p>15.10.24</text:p>
          </table:table-cell>
          <table:table-cell table:style-name="ce3" office:value-type="date" office:date-value="2024-11-15" calcext:value-type="date">
            <text:p>15.11.24</text:p>
          </table:table-cell>
          <table:table-cell office:value-type="date" office:date-value="2024-01-15" calcext:value-type="date">
            <text:p>15.01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date" office:date-value="2024-10-06" calcext:value-type="date">
            <text:p>6.10.24</text:p>
          </table:table-cell>
          <table:table-cell table:formula="of:=[.C6]+1" office:value-type="date" office:date-value="2024-10-07" calcext:value-type="date">
            <text:p>7.10.24</text:p>
          </table:table-cell>
          <table:table-cell table:style-name="ce7" table:formula="of:=[.D6]+3" office:value-type="date" office:date-value="2024-10-10" calcext:value-type="date">
            <text:p>10.10.24</text:p>
          </table:table-cell>
          <table:table-cell table:style-name="ce7" table:formula="of:=[.E6]+7" office:value-type="date" office:date-value="2024-10-17" calcext:value-type="date">
            <text:p>17.10.24</text:p>
          </table:table-cell>
          <table:table-cell table:formula="of:=[.F6]+30" office:value-type="date" office:date-value="2024-11-16" calcext:value-type="date">
            <text:p>16.11.24</text:p>
          </table:table-cell>
          <table:table-cell table:formula="of:=[.G6]+65" office:value-type="date" office:date-value="2025-01-20" calcext:value-type="date">
            <text:p>20.0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totype</text:p>
          </table:table-cell>
          <table:table-cell office:value-type="date" office:date-value="2024-10-07" calcext:value-type="date">
            <text:p>7.10.24</text:p>
          </table:table-cell>
          <table:table-cell table:formula="of:=[.C7]+1" office:value-type="date" office:date-value="2024-10-08" calcext:value-type="date">
            <text:p>8.10.24</text:p>
          </table:table-cell>
          <table:table-cell table:style-name="ce7" table:formula="of:=[.D7]+3" office:value-type="date" office:date-value="2024-10-11" calcext:value-type="date">
            <text:p>11.10.24</text:p>
          </table:table-cell>
          <table:table-cell table:style-name="ce7" table:formula="of:=[.E7]+7" office:value-type="date" office:date-value="2024-10-18" calcext:value-type="date">
            <text:p>18.10.24</text:p>
          </table:table-cell>
          <table:table-cell table:formula="of:=[.F7]+30" office:value-type="date" office:date-value="2024-11-17" calcext:value-type="date">
            <text:p>17.11.24</text:p>
          </table:table-cell>
          <table:table-cell table:formula="of:=[.G7]+65" office:value-type="date" office:date-value="2025-01-21" calcext:value-type="date">
            <text:p>21.0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 office:value-type="date" office:date-value="2024-10-07" calcext:value-type="date">
            <text:p>7.10.24</text:p>
          </table:table-cell>
          <table:table-cell table:formula="of:=[.C8]+1" office:value-type="date" office:date-value="2024-10-08" calcext:value-type="date">
            <text:p>8.10.24</text:p>
          </table:table-cell>
          <table:table-cell table:style-name="ce7" table:formula="of:=[.D8]+3" office:value-type="date" office:date-value="2024-10-11" calcext:value-type="date">
            <text:p>11.10.24</text:p>
          </table:table-cell>
          <table:table-cell table:style-name="ce7" table:formula="of:=[.E8]+7" office:value-type="date" office:date-value="2024-10-18" calcext:value-type="date">
            <text:p>18.10.24</text:p>
          </table:table-cell>
          <table:table-cell table:formula="of:=[.F8]+30" office:value-type="date" office:date-value="2024-11-17" calcext:value-type="date">
            <text:p>17.11.24</text:p>
          </table:table-cell>
          <table:table-cell table:formula="of:=[.G8]+65" office:value-type="date" office:date-value="2025-01-21" calcext:value-type="date">
            <text:p>21.0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leton(<text:span text:style-name="T1">GoF, Pythonic</text:span>, Meta)</text:p>
          </table:table-cell>
          <table:table-cell office:value-type="date" office:date-value="2024-10-08" calcext:value-type="date">
            <text:p>8.10.24</text:p>
          </table:table-cell>
          <table:table-cell table:formula="of:=[.C9]+1" office:value-type="date" office:date-value="2024-10-09" calcext:value-type="date">
            <text:p>9.10.24</text:p>
          </table:table-cell>
          <table:table-cell table:style-name="ce7" table:formula="of:=[.D9]+3" office:value-type="date" office:date-value="2024-10-12" calcext:value-type="date">
            <text:p>12.10.24</text:p>
          </table:table-cell>
          <table:table-cell table:style-name="ce7" table:formula="of:=[.E9]+7" office:value-type="date" office:date-value="2024-10-19" calcext:value-type="date">
            <text:p>19.10.24</text:p>
          </table:table-cell>
          <table:table-cell table:formula="of:=[.F9]+30" office:value-type="date" office:date-value="2024-11-18" calcext:value-type="date">
            <text:p>18.11.24</text:p>
          </table:table-cell>
          <table:table-cell table:formula="of:=[.G9]+65" office:value-type="date" office:date-value="2025-01-22" calcext:value-type="date">
            <text:p>22.0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tory Method</text:p>
          </table:table-cell>
          <table:table-cell office:value-type="date" office:date-value="2024-10-09" calcext:value-type="date">
            <text:p>9.10.24</text:p>
          </table:table-cell>
          <table:table-cell table:formula="of:=[.C10]+1" office:value-type="date" office:date-value="2024-10-10" calcext:value-type="date">
            <text:p>10.10.24</text:p>
          </table:table-cell>
          <table:table-cell table:style-name="ce7" table:formula="of:=[.D10]+3" office:value-type="date" office:date-value="2024-10-13" calcext:value-type="date">
            <text:p>13.10.24</text:p>
          </table:table-cell>
          <table:table-cell table:style-name="ce11" table:formula="of:=[.E10]+7" office:value-type="date" office:date-value="2024-10-20" calcext:value-type="date">
            <text:p>20.10.24</text:p>
          </table:table-cell>
          <table:table-cell table:formula="of:=[.F10]+30" office:value-type="date" office:date-value="2024-11-19" calcext:value-type="date">
            <text:p>19.11.24</text:p>
          </table:table-cell>
          <table:table-cell table:formula="of:=[.G10]+65" office:value-type="date" office:date-value="2025-01-23" calcext:value-type="date">
            <text:p>23.0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ilder</text:p>
          </table:table-cell>
          <table:table-cell office:value-type="date" office:date-value="2024-10-11" calcext:value-type="date">
            <text:p>11.10.24</text:p>
          </table:table-cell>
          <table:table-cell table:formula="of:=[.C11]+1" office:value-type="date" office:date-value="2024-10-12" calcext:value-type="date">
            <text:p>12.10.24</text:p>
          </table:table-cell>
          <table:table-cell table:style-name="ce7" table:formula="of:=[.D11]+3" office:value-type="date" office:date-value="2024-10-15" calcext:value-type="date">
            <text:p>15.10.24</text:p>
          </table:table-cell>
          <table:table-cell table:formula="of:=[.E11]+7" office:value-type="date" office:date-value="2024-10-22" calcext:value-type="date">
            <text:p>22.10.24</text:p>
          </table:table-cell>
          <table:table-cell table:formula="of:=[.F11]+30" office:value-type="date" office:date-value="2024-11-21" calcext:value-type="date">
            <text:p>21.11.24</text:p>
          </table:table-cell>
          <table:table-cell table:formula="of:=[.G11]+65" office:value-type="date" office:date-value="2025-01-25" calcext:value-type="date">
            <text:p>25.01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apter</text:p>
          </table:table-cell>
          <table:table-cell office:value-type="date" office:date-value="2024-10-11" calcext:value-type="date">
            <text:p>11.10.24</text:p>
          </table:table-cell>
          <table:table-cell table:formula="of:=[.C12]+1" office:value-type="date" office:date-value="2024-10-12" calcext:value-type="date">
            <text:p>12.10.24</text:p>
          </table:table-cell>
          <table:table-cell table:style-name="ce7" table:formula="of:=[.D12]+3" office:value-type="date" office:date-value="2024-10-15" calcext:value-type="date">
            <text:p>15.10.24</text:p>
          </table:table-cell>
          <table:table-cell table:formula="of:=[.E12]+7" office:value-type="date" office:date-value="2024-10-22" calcext:value-type="date">
            <text:p>22.10.24</text:p>
          </table:table-cell>
          <table:table-cell table:formula="of:=[.F12]+30" office:value-type="date" office:date-value="2024-11-21" calcext:value-type="date">
            <text:p>21.11.24</text:p>
          </table:table-cell>
          <table:table-cell table:formula="of:=[.G12]+65" office:value-type="date" office:date-value="2025-01-25" calcext:value-type="date">
            <text:p>25.0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ategy</text:p>
          </table:table-cell>
          <table:table-cell office:value-type="date" office:date-value="2024-10-11" calcext:value-type="date">
            <text:p>11.10.24</text:p>
          </table:table-cell>
          <table:table-cell table:formula="of:=[.C13]+1" office:value-type="date" office:date-value="2024-10-12" calcext:value-type="date">
            <text:p>12.10.24</text:p>
          </table:table-cell>
          <table:table-cell table:style-name="ce7" table:formula="of:=[.D13]+3" office:value-type="date" office:date-value="2024-10-15" calcext:value-type="date">
            <text:p>15.10.24</text:p>
          </table:table-cell>
          <table:table-cell table:formula="of:=[.E13]+7" office:value-type="date" office:date-value="2024-10-22" calcext:value-type="date">
            <text:p>22.10.24</text:p>
          </table:table-cell>
          <table:table-cell table:formula="of:=[.F13]+30" office:value-type="date" office:date-value="2024-11-21" calcext:value-type="date">
            <text:p>21.11.24</text:p>
          </table:table-cell>
          <table:table-cell table:formula="of:=[.G13]+65" office:value-type="date" office:date-value="2025-01-25" calcext:value-type="date">
            <text:p>25.0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bserver</text:p>
          </table:table-cell>
          <table:table-cell office:value-type="date" office:date-value="2024-10-17" calcext:value-type="date">
            <text:p>17.10.24</text:p>
          </table:table-cell>
          <table:table-cell table:formula="of:=[.C14]+1" office:value-type="date" office:date-value="2024-10-18" calcext:value-type="date">
            <text:p>18.10.24</text:p>
          </table:table-cell>
          <table:table-cell table:style-name="ce7" table:formula="of:=[.D14]+3" office:value-type="date" office:date-value="2024-10-21" calcext:value-type="date">
            <text:p>21.10.24</text:p>
          </table:table-cell>
          <table:table-cell table:formula="of:=[.E14]+7" office:value-type="date" office:date-value="2024-10-28" calcext:value-type="date">
            <text:p>28.10.24</text:p>
          </table:table-cell>
          <table:table-cell table:formula="of:=[.F14]+30" office:value-type="date" office:date-value="2024-11-27" calcext:value-type="date">
            <text:p>27.11.24</text:p>
          </table:table-cell>
          <table:table-cell table:formula="of:=[.G14]+65" office:value-type="date" office:date-value="2025-01-31" calcext:value-type="date">
            <text:p>31.0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e</text:p>
          </table:table-cell>
          <table:table-cell office:value-type="date" office:date-value="2024-10-17" calcext:value-type="date">
            <text:p>17.10.24</text:p>
          </table:table-cell>
          <table:table-cell table:formula="of:=[.C15]+1" office:value-type="date" office:date-value="2024-10-18" calcext:value-type="date">
            <text:p>18.10.24</text:p>
          </table:table-cell>
          <table:table-cell table:style-name="ce9" table:formula="of:=[.D15]+3" office:value-type="date" office:date-value="2024-10-21" calcext:value-type="date">
            <text:p>21.10.24</text:p>
          </table:table-cell>
          <table:table-cell table:formula="of:=[.E15]+7" office:value-type="date" office:date-value="2024-10-28" calcext:value-type="date">
            <text:p>28.10.24</text:p>
          </table:table-cell>
          <table:table-cell table:formula="of:=[.F15]+30" office:value-type="date" office:date-value="2024-11-27" calcext:value-type="date">
            <text:p>27.11.24</text:p>
          </table:table-cell>
          <table:table-cell table:formula="of:=[.G15]+65" office:value-type="date" office:date-value="2025-01-31" calcext:value-type="date">
            <text:p>31.0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ternsOverview</text:p>
          </table:table-cell>
          <table:table-cell office:value-type="date" office:date-value="2024-10-20" calcext:value-type="date">
            <text:p>20.10.24</text:p>
          </table:table-cell>
          <table:table-cell table:formula="of:=[.C16]+1" office:value-type="date" office:date-value="2024-10-21" calcext:value-type="date">
            <text:p>21.10.24</text:p>
          </table:table-cell>
          <table:table-cell table:formula="of:=[.D16]+3" office:value-type="date" office:date-value="2024-10-24" calcext:value-type="date">
            <text:p>24.10.24</text:p>
          </table:table-cell>
          <table:table-cell table:formula="of:=[.E16]+7" office:value-type="date" office:date-value="2024-10-31" calcext:value-type="date">
            <text:p>31.10.24</text:p>
          </table:table-cell>
          <table:table-cell table:formula="of:=[.F16]+30" office:value-type="date" office:date-value="2024-11-30" calcext:value-type="date">
            <text:p>30.11.24</text:p>
          </table:table-cell>
          <table:table-cell table:formula="of:=[.G16]+65" office:value-type="date" office:date-value="2025-02-03" calcext:value-type="date">
            <text:p>3.02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osite</text:p>
          </table:table-cell>
          <table:table-cell table:style-name="ce3" office:value-type="date" office:date-value="2024-10-21" calcext:value-type="date">
            <text:p>21.10.24</text:p>
          </table:table-cell>
          <table:table-cell table:style-name="ce3" table:formula="of:=[.C17]+1" office:value-type="date" office:date-value="2024-10-22" calcext:value-type="date">
            <text:p>22.10.24</text:p>
          </table:table-cell>
          <table:table-cell table:formula="of:=[.D17]+3" office:value-type="date" office:date-value="2024-10-25" calcext:value-type="date">
            <text:p>25.10.24</text:p>
          </table:table-cell>
          <table:table-cell table:formula="of:=[.E17]+7" office:value-type="date" office:date-value="2024-11-01" calcext:value-type="date">
            <text:p>1.11.24</text:p>
          </table:table-cell>
          <table:table-cell table:formula="of:=[.F17]+30" office:value-type="date" office:date-value="2024-12-01" calcext:value-type="date">
            <text:p>1.12.24</text:p>
          </table:table-cell>
          <table:table-cell table:formula="of:=[.G17]+65" office:value-type="date" office:date-value="2025-02-04" calcext:value-type="date">
            <text:p>4.0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/>
          <table:table-cell table:style-name="ce3" table:formula="of:=[.C18]+1" office:value-type="date" office:date-value="1899-12-31" calcext:value-type="date">
            <text:p>31.12.99</text:p>
          </table:table-cell>
          <table:table-cell table:formula="of:=[.D18]+3" office:value-type="date" office:date-value="1900-01-03" calcext:value-type="date">
            <text:p>3.01.00</text:p>
          </table:table-cell>
          <table:table-cell table:formula="of:=[.E18]+7" office:value-type="date" office:date-value="1900-01-10" calcext:value-type="date">
            <text:p>10.01.00</text:p>
          </table:table-cell>
          <table:table-cell table:formula="of:=[.F18]+30" office:value-type="date" office:date-value="1900-02-09" calcext:value-type="date">
            <text:p>9.02.00</text:p>
          </table:table-cell>
          <table:table-cell table:formula="of:=[.G18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style-name="ce3" table:formula="of:=[.C19]+1" office:value-type="date" office:date-value="1899-12-31" calcext:value-type="date">
            <text:p>31.12.99</text:p>
          </table:table-cell>
          <table:table-cell table:formula="of:=[.D19]+3" office:value-type="date" office:date-value="1900-01-03" calcext:value-type="date">
            <text:p>3.01.00</text:p>
          </table:table-cell>
          <table:table-cell table:formula="of:=[.E19]+7" office:value-type="date" office:date-value="1900-01-10" calcext:value-type="date">
            <text:p>10.01.00</text:p>
          </table:table-cell>
          <table:table-cell table:formula="of:=[.F19]+30" office:value-type="date" office:date-value="1900-02-09" calcext:value-type="date">
            <text:p>9.02.00</text:p>
          </table:table-cell>
          <table:table-cell table:formula="of:=[.G19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3" table:formula="of:=[.C20]+1" office:value-type="date" office:date-value="1899-12-31" calcext:value-type="date">
            <text:p>31.12.99</text:p>
          </table:table-cell>
          <table:table-cell table:formula="of:=[.D20]+3" office:value-type="date" office:date-value="1900-01-03" calcext:value-type="date">
            <text:p>3.01.00</text:p>
          </table:table-cell>
          <table:table-cell table:formula="of:=[.E20]+7" office:value-type="date" office:date-value="1900-01-10" calcext:value-type="date">
            <text:p>10.01.00</text:p>
          </table:table-cell>
          <table:table-cell table:formula="of:=[.F20]+30" office:value-type="date" office:date-value="1900-02-09" calcext:value-type="date">
            <text:p>9.02.00</text:p>
          </table:table-cell>
          <table:table-cell table:formula="of:=[.G20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3" table:formula="of:=[.C21]+1" office:value-type="date" office:date-value="1899-12-31" calcext:value-type="date">
            <text:p>31.12.99</text:p>
          </table:table-cell>
          <table:table-cell table:formula="of:=[.D21]+3" office:value-type="date" office:date-value="1900-01-03" calcext:value-type="date">
            <text:p>3.01.00</text:p>
          </table:table-cell>
          <table:table-cell table:formula="of:=[.E21]+7" office:value-type="date" office:date-value="1900-01-10" calcext:value-type="date">
            <text:p>10.01.00</text:p>
          </table:table-cell>
          <table:table-cell table:formula="of:=[.F21]+30" office:value-type="date" office:date-value="1900-02-09" calcext:value-type="date">
            <text:p>9.02.00</text:p>
          </table:table-cell>
          <table:table-cell table:formula="of:=[.G21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3" table:formula="of:=[.C22]+1" office:value-type="date" office:date-value="1899-12-31" calcext:value-type="date">
            <text:p>31.12.99</text:p>
          </table:table-cell>
          <table:table-cell table:formula="of:=[.D22]+3" office:value-type="date" office:date-value="1900-01-03" calcext:value-type="date">
            <text:p>3.01.00</text:p>
          </table:table-cell>
          <table:table-cell table:formula="of:=[.E22]+7" office:value-type="date" office:date-value="1900-01-10" calcext:value-type="date">
            <text:p>10.01.00</text:p>
          </table:table-cell>
          <table:table-cell table:formula="of:=[.F22]+30" office:value-type="date" office:date-value="1900-02-09" calcext:value-type="date">
            <text:p>9.02.00</text:p>
          </table:table-cell>
          <table:table-cell table:formula="of:=[.G22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3" table:formula="of:=[.C23]+1" office:value-type="date" office:date-value="1899-12-31" calcext:value-type="date">
            <text:p>31.12.99</text:p>
          </table:table-cell>
          <table:table-cell table:formula="of:=[.D23]+3" office:value-type="date" office:date-value="1900-01-03" calcext:value-type="date">
            <text:p>3.01.00</text:p>
          </table:table-cell>
          <table:table-cell table:formula="of:=[.E23]+7" office:value-type="date" office:date-value="1900-01-10" calcext:value-type="date">
            <text:p>10.01.00</text:p>
          </table:table-cell>
          <table:table-cell table:formula="of:=[.F23]+30" office:value-type="date" office:date-value="1900-02-09" calcext:value-type="date">
            <text:p>9.02.00</text:p>
          </table:table-cell>
          <table:table-cell table:formula="of:=[.G23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3" table:formula="of:=[.C24]+1" office:value-type="date" office:date-value="1899-12-31" calcext:value-type="date">
            <text:p>31.12.99</text:p>
          </table:table-cell>
          <table:table-cell table:formula="of:=[.D24]+3" office:value-type="date" office:date-value="1900-01-03" calcext:value-type="date">
            <text:p>3.01.00</text:p>
          </table:table-cell>
          <table:table-cell table:formula="of:=[.E24]+7" office:value-type="date" office:date-value="1900-01-10" calcext:value-type="date">
            <text:p>10.01.00</text:p>
          </table:table-cell>
          <table:table-cell table:formula="of:=[.F24]+30" office:value-type="date" office:date-value="1900-02-09" calcext:value-type="date">
            <text:p>9.02.00</text:p>
          </table:table-cell>
          <table:table-cell table:formula="of:=[.G24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3" table:formula="of:=[.C25]+1" office:value-type="date" office:date-value="1899-12-31" calcext:value-type="date">
            <text:p>31.12.99</text:p>
          </table:table-cell>
          <table:table-cell table:formula="of:=[.D25]+3" office:value-type="date" office:date-value="1900-01-03" calcext:value-type="date">
            <text:p>3.01.00</text:p>
          </table:table-cell>
          <table:table-cell table:formula="of:=[.E25]+7" office:value-type="date" office:date-value="1900-01-10" calcext:value-type="date">
            <text:p>10.01.00</text:p>
          </table:table-cell>
          <table:table-cell table:formula="of:=[.F25]+30" office:value-type="date" office:date-value="1900-02-09" calcext:value-type="date">
            <text:p>9.02.00</text:p>
          </table:table-cell>
          <table:table-cell table:formula="of:=[.G25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3" table:formula="of:=[.C26]+1" office:value-type="date" office:date-value="1899-12-31" calcext:value-type="date">
            <text:p>31.12.99</text:p>
          </table:table-cell>
          <table:table-cell table:formula="of:=[.D26]+3" office:value-type="date" office:date-value="1900-01-03" calcext:value-type="date">
            <text:p>3.01.00</text:p>
          </table:table-cell>
          <table:table-cell table:formula="of:=[.E26]+7" office:value-type="date" office:date-value="1900-01-10" calcext:value-type="date">
            <text:p>10.01.00</text:p>
          </table:table-cell>
          <table:table-cell table:formula="of:=[.F26]+30" office:value-type="date" office:date-value="1900-02-09" calcext:value-type="date">
            <text:p>9.02.00</text:p>
          </table:table-cell>
          <table:table-cell table:formula="of:=[.G26]+65" office:value-type="date" office:date-value="1900-04-15" calcext:value-type="date">
            <text:p>15.04.00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3:53:37.878020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3:10:33.879503852</meta:creation-date>
    <dc:date>2024-10-22T15:16:16.466449820</dc:date>
    <meta:editing-duration>P3DT20H29M</meta:editing-duration>
    <meta:editing-cycles>16</meta:editing-cycles>
    <meta:generator>LibreOffice/24.8.2.1$Linux_X86_64 LibreOffice_project/480$Build-1</meta:generator>
    <meta:document-statistic meta:table-count="1" meta:cell-count="171" meta:object-count="0"/>
  </office:meta>
</office:document-meta>
</file>